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61002" officeooo:paragraph-rsid="00161002"/>
    </style:style>
    <style:style style:name="P2" style:family="paragraph" style:parent-style-name="Standard" style:list-style-name="L1">
      <style:text-properties officeooo:rsid="00161002" officeooo:paragraph-rsid="00161002"/>
    </style:style>
    <style:style style:name="P3" style:family="paragraph" style:parent-style-name="Standard" style:list-style-name="L2">
      <style:text-properties officeooo:rsid="00161002" officeooo:paragraph-rsid="00161002"/>
    </style:style>
    <style:style style:name="P4" style:family="paragraph" style:parent-style-name="Standard" style:list-style-name="L1">
      <style:text-properties officeooo:paragraph-rsid="00161002"/>
    </style:style>
    <style:style style:name="P5" style:family="paragraph" style:parent-style-name="Standard" style:list-style-name="L2">
      <style:text-properties officeooo:rsid="00169b51" officeooo:paragraph-rsid="00169b51"/>
    </style:style>
    <style:style style:name="P6" style:family="paragraph" style:parent-style-name="Standard">
      <style:text-properties officeooo:rsid="00169b51" officeooo:paragraph-rsid="00169b51"/>
    </style:style>
    <style:style style:name="P7" style:family="paragraph" style:parent-style-name="Standard">
      <style:text-properties fo:font-weight="bold" officeooo:rsid="00161002" officeooo:paragraph-rsid="00161002" style:font-weight-asian="bold" style:font-weight-complex="bold"/>
    </style:style>
    <style:style style:name="P8" style:family="paragraph" style:parent-style-name="Standard">
      <style:text-properties fo:font-weight="bold" officeooo:rsid="0018e7c7" officeooo:paragraph-rsid="0018e7c7" style:font-weight-asian="bold" style:font-weight-complex="bold"/>
    </style:style>
    <style:style style:name="P9" style:family="paragraph" style:parent-style-name="Standard">
      <style:text-properties fo:font-weight="normal" officeooo:rsid="00161002" officeooo:paragraph-rsid="00161002" style:font-weight-asian="normal" style:font-weight-complex="normal"/>
    </style:style>
    <style:style style:name="P10" style:family="paragraph" style:parent-style-name="Standard">
      <style:text-properties officeooo:rsid="00170d6d"/>
    </style:style>
    <style:style style:name="P11" style:family="paragraph" style:parent-style-name="Standard">
      <style:text-properties officeooo:rsid="0018e7c7" officeooo:paragraph-rsid="0018e7c7"/>
    </style:style>
    <style:style style:name="T1" style:family="text">
      <style:text-properties fo:font-weight="bold" officeooo:rsid="00170d6d" style:font-weight-asian="bold" style:font-weight-complex="bold"/>
    </style:style>
    <style:style style:name="T2" style:family="text">
      <style:text-properties officeooo:rsid="00161002"/>
    </style:style>
    <style:style style:name="T3" style:family="text">
      <style:text-properties officeooo:rsid="00170d6d"/>
    </style:style>
    <style:style style:name="T4" style:family="text">
      <style:text-properties officeooo:rsid="00173cf9"/>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NOTE:</text:span><text:span text:style-name="T3"> There is a dependency conflict with some older versions of Synergy. You can’t install both Synergy and curl, but we need curl for OF. The latest version of Synergy fixes this problem, so if you have that issue, make sure to upgrade.</text:span></text:p>
      <text:p text:style-name="P10"/>
      <text:p text:style-name="P7"/>
      <text:p text:style-name="P8">NOTE: <text:span text:style-name="T5">As Ruby c-extensions use dynamic libraries, we must build OF in a manner compliant with dynamic libraries. This requires setting the -fPIC flag. Currently, the CFLAGS environment variable is currently used to set this flag, which eliminates the need to change any files within the OF core code repository. All you need to do is download the latest release, and you’re good to go.<text:line-break/><text:line-break/>EXCEPT<text:line-break/><text:line-break/>Some of the dependencies need to be patched to use -fPIC as well. To do this, we now use apothecary, the official OpenFrameworks solution for managing core dependencies.</text:span></text:p>
      <text:p text:style-name="P8"><text:span text:style-name="T5"/></text:p>
      <text:p text:style-name="P8"><text:span text:style-name="T5"/></text:p>
      <text:p text:style-name="P8"><text:span text:style-name="T5"/></text:p>
      <text:p text:style-name="P7"/>
      <text:p text:style-name="P7">Setup Process</text:p>
      <text:p text:style-name="Standard"/>
      <text:list xml:id="list3274978100" text:style-name="L1">
        <text:list-item>
          <text:p text:style-name="P4"><text:span text:style-name="T2">clone RubyOF from github</text:span></text:p>
        </text:list-item>
        <text:list-item>
          <text:p text:style-name="P2">get submodule “apothecary”</text:p>
        </text:list-item>
        <text:list-item>
          <text:p text:style-name="P2">use apothecary to build OF dependencies</text:p>
        </text:list-item>
        <text:list-item>
          <text:p text:style-name="P2">unzip OF from the vendor/ directory and move to under ext/</text:p>
        </text:list-item>
      </text:list>
      <text:p text:style-name="P1"><text:tab/><text:span text:style-name="T4">(must extract to a folder called “openFrameworks” for the OF build system to work correctly)</text:span></text:p>
      <text:list xml:id="list103061497322566" text:continue-numbering="true" text:style-name="L1">
        <text:list-item>
          <text:p text:style-name="P2">get submodules for OF addons (ext/openFrameworks/addons)</text:p>
        </text:list-item>
        <text:list-item>
          <text:p text:style-name="P2">run OF scripts:</text:p>
          <text:list>
            <text:list-header>
              <text:p text:style-name="P2">/home/ravenskrag/Desktop/gem_structure/ext/openFrameworks/scripts/linux/ubuntu/</text:p>
            </text:list-header>
            <text:list-item>
              <text:p text:style-name="P2">sudo install_dependencies.sh</text:p>
            </text:list-item>
            <text:list-item>
              <text:p text:style-name="P2">sudo install_codex.sh</text:p>
            </text:list-item>
          </text:list>
        </text:list-item>
      </text:list>
      <text:p text:style-name="P1"/>
      <text:p text:style-name="P1"/>
      <text:p text:style-name="P7">Build Process</text:p>
      <text:p text:style-name="P9"/>
      <text:list xml:id="list828189018" text:style-name="L2">
        <text:list-item>
          <text:p text:style-name="P3">env RUBYOF_PROJECT="youtube" rake oF:build_static<text:tab/><text:tab/>build core of OF</text:p>
        </text:list-item>
        <text:list-item>
          <text:p text:style-name="P3">env RUBYOF_PROJECT="youtube" rake build<text:tab/><text:tab/><text:tab/>build Rice C++ wrappers <text:line-break/></text:p>
          <text:p text:style-name="P3">ALTERNATIVELY instead of 2, run both of these:</text:p>
          <text:list>
            <text:list-item>
              <text:p text:style-name="P3">env RUBYOF_PROJECT="youtube" rake core_wrapper:build</text:p>
            </text:list-item>
            <text:list-item>
              <text:p text:style-name="P3">env RUBYOF_PROJECT="youtube" rake project_wrapper:build<text:line-break/></text:p>
            </text:list-item>
          </text:list>
        </text:list-item>
        <text:list-item>
          <text:p text:style-name="P5"><text:span text:style-name="T2">env RUBYOF_PROJECT="youtube" rake </text:span>run<text:tab/><text:tab/><text:tab/>run from Ruby level </text:p>
        </text:list-item>
      </text:list>
      <text:p text:style-name="P6"/>
      <text:p text:style-name="P6"/>
      <text:p text:style-name="P6"/>
      <text:p text:style-name="P6"/>
      <text:p text:style-name="P11">TODO: allow building OF core into a dynamic library. (This would require resolving a linker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7-19T22:15:55.072571153</meta:creation-date>
    <dc:date>2018-07-21T10:30:59.408671924</dc:date>
    <dc:creator>Jason Ko</dc:creator>
    <meta:editing-duration>P1DT10H30M38S</meta:editing-duration>
    <meta:editing-cycles>1</meta:editing-cycles>
    <meta:document-statistic meta:table-count="0" meta:image-count="0" meta:object-count="0" meta:page-count="1" meta:paragraph-count="21" meta:word-count="263" meta:character-count="1740" meta:non-whitespace-character-count="1499"/>
    <meta:generator>LibreOffice/6.0.3.2$Linux_X86_64 LibreOffice_project/00m0$Build-2</meta:generator>
  </office:meta>
</office:document-meta>
</file>